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Times New Roman" svg:font-family="'Times New Roman'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170.19pt"/>
    </style:style>
    <style:style style:name="co3" style:family="table-column">
      <style:table-column-properties fo:break-before="auto" style:column-width="183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24.49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color="#000000" style:font-name="Calibri" fo:font-size="11pt" fo:language="es" fo:country="ES" style:language-asian="es" style:country-asian="ES" style:font-name-asian="Times New Roman" style:font-name-complex="Calibri" style:font-size-asian="10pt"/>
    </style:style>
    <style:style style:name="T2" style:family="text">
      <style:text-properties style:use-window-font-color="true" style:font-name="Arial Narrow" fo:font-size="11pt" fo:language="es" fo:country="ES" style:language-asian="es" style:country-asian="ES" style:font-name-asian="Times New Roman" style:font-name-complex="Arial Narrow" style:font-size-asian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mensión</text:p>
          </table:table-cell>
          <table:table-cell office:value-type="string" calcext:value-type="string">
            <text:p>Indicador</text:p>
          </table:table-cell>
          <table:table-cell office:value-type="string" calcext:value-type="string">
            <text:p>Pregunta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5">
            <text:p>X. Gestión del Conocimiento</text:p>
          </table:table-cell>
          <table:table-cell table:style-name="ce4" office:value-type="string" calcext:value-type="string" table:number-columns-spanned="1" table:number-rows-spanned="3">
            <text:p>1. Creación del Documento</text:p>
          </table:table-cell>
          <table:table-cell office:value-type="string" calcext:value-type="string">
            <text:p>1.1. Adquisición de la Informació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1.2. <text:span text:style-name="T1">Diseminación de la información</text:span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1.3. <text:span text:style-name="T1">Interpretación compartida</text:span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6">
            <text:p>2. Transferencia y almacenamiento del Conocimiento</text:p>
          </table:table-cell>
          <table:table-cell table:style-name="ce4" office:value-type="string" calcext:value-type="string" table:number-columns-spanned="1" table:number-rows-spanned="3">
            <text:p>2.1. <text:span text:style-name="T1">Almacenamiento del conocimiento en labor cotidiana</text:span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 table:number-columns-spanned="1" table:number-rows-spanned="2">
            <text:p>2.2. Transferencia del conocimient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number-columns-repeated="3"/>
          <table:table-cell office:value-type="float" office:value="8" calcext:value-type="float">
            <text:p>8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2.3. <text:span text:style-name="T1">Trabaja en equipo como metodología de enseñanza</text:span>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covered-table-cell/>
          <table:table-cell table:style-name="ce4" office:value-type="string" calcext:value-type="string" table:number-columns-spanned="1" table:number-rows-spanned="6">
            <text:p>3. Aplicación y uso del conocimiento</text:p>
          </table:table-cell>
          <table:table-cell office:value-type="string" calcext:value-type="string">
            <text:p>3.1. <text:span text:style-name="T1">Compromiso con el conocimiento</text:span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 table:number-columns-spanned="1" table:number-rows-spanned="2">
            <text:p>3.2. <text:span text:style-name="T1">Aplicación del conocimiento</text:span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 table:number-columns-spanned="1" table:number-rows-spanned="3">
            <text:p>3.3. <text:span text:style-name="T1">Innovación del conocimiento</text:span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3">
            <text:p>Y. Desempeño Laboral</text:p>
          </table:table-cell>
          <table:table-cell table:style-name="ce4" office:value-type="string" calcext:value-type="string" table:number-columns-spanned="1" table:number-rows-spanned="5">
            <text:p>1. Competencias</text:p>
          </table:table-cell>
          <table:table-cell table:style-name="ce4" office:value-type="string" calcext:value-type="string" table:number-columns-spanned="1" table:number-rows-spanned="2">
            <text:p>1.1. Capacidad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 table:number-columns-spanned="1" table:number-rows-spanned="2">
            <text:p>1.2. <text:span text:style-name="T2">Habilidades</text:span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1.3. <text:span text:style-name="T2">Destrezas</text:span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3">
            <text:p>2. Rendimiento</text:p>
          </table:table-cell>
          <table:table-cell table:style-name="ce4" office:value-type="string" calcext:value-type="string" table:number-columns-spanned="1" table:number-rows-spanned="2">
            <text:p>2.1. <text:span text:style-name="T2">Innovación</text:span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.2. Eficaci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3. Compromiso Institucional</text:p>
          </table:table-cell>
          <table:table-cell table:style-name="ce4" office:value-type="string" calcext:value-type="string" table:number-columns-spanned="1" table:number-rows-spanned="2">
            <text:p>3.1. <text:span text:style-name="T2">Desarrollo profesional</text:span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 table:number-columns-spanned="1" table:number-rows-spanned="3">
            <text:p>3.2. <text:span text:style-name="T2">Compromiso con la marca institucional</text:span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Times New Roman" svg:font-family="'Times New Roman'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6:00:14.497095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Pizarro</meta:initial-creator>
    <meta:creation-date>2020-01-23T08:28:17.541676075</meta:creation-date>
    <dc:date>2020-01-31T18:02:49.205006000</dc:date>
    <dc:creator>Guillermo Pizarro</dc:creator>
    <meta:editing-duration>PT2H45M44S</meta:editing-duration>
    <meta:editing-cycles>12</meta:editing-cycles>
    <meta:generator>LibreOffice/6.2.8.2$Linux_X86_64 LibreOffice_project/20$Build-2</meta:generator>
    <meta:document-statistic meta:table-count="1" meta:cell-count="56" meta:object-count="0"/>
  </office:meta>
</office:document-meta>
</file>